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: Write Java program to convert the characters of a file to uppercase?</text:p>
      <text:p text:style-name="P2"><text:s text:c="8"/><text:span text:style-name="T1">Input : Let file cntents: </text:span></text:p>
      <text:p text:style-name="P2"><text:s text:c="24"/><text:span text:style-name="T1">Use this assignment to learn reading and writing to file</text:span></text:p>
      <text:p text:style-name="P2"><text:s text:c="8"/><text:span text:style-name="T1">Output: USE THIS ASSIGNMENTS TO LEARN READING AND WRITING TO FILE</text:span></text:p>
      <text:p text:style-name="P3"/>
      <text:p text:style-name="P1">Q2: Write a java code to delete the words from a string that are prsent in a file named stopwords.txt?</text:p>
      <text:p text:style-name="P1">Note: stopwords.txt contains the words as comma seperated</text:p>
      <text:p text:style-name="P1">Example stopwords.txt: a,able,about,across,after,all,almost,the,to,is</text:p>
      <text:p text:style-name="P3"/>
      <text:p text:style-name="P1">Input: TextString : This is Java assignment helps you to understand the files.</text:p>
      <text:p text:style-name="P2"><text:s text:c="7"/><text:span text:style-name="T1">stopwords.txt: a,able,about,across,after,all,almost,the,to,is,this</text:span></text:p>
      <text:p text:style-name="P1">Output: Java assignment helps understand files</text:p>
      <text:p text:style-name="P3"/>
      <text:p text:style-name="P1">Hint: Try to load the stopwords.txt in to HashSet and chack every word of string present in the HashSet if present remove the word.</text:p>
      <text:p text:style-name="P2"><text:s text:c="6"/><text:span text:style-name="T1">Use the split method of string to tokenize the stopwords.txt file lines with ,</text:span></text:p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41:43.190000000</dc:date>
    <dc:creator>Ankita Khot</dc:creator>
    <meta:editing-duration>PT3S</meta:editing-duration>
    <meta:editing-cycles>1</meta:editing-cycles>
    <meta:document-statistic meta:table-count="0" meta:image-count="0" meta:object-count="0" meta:page-count="1" meta:paragraph-count="13" meta:word-count="129" meta:character-count="900" meta:non-whitespace-character-count="728"/>
  </office:meta>
</office:document-meta>
</file>